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IRANSansWeb Light" svg:font-family="'IRANSansWeb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margin-top="0.0398in" fo:margin-bottom="0.0398in" loext:contextual-spacing="false" fo:line-height="150%" fo:text-align="end" style:justify-single-word="false" style:writing-mode="rl-tb"/>
      <style:text-properties style:font-name="B Nazanin" fo:font-size="12pt" officeooo:rsid="0003f12b" officeooo:paragraph-rsid="0003f12b" style:font-size-asian="12pt" style:font-name-complex="B Nazanin" style:font-size-complex="12pt"/>
    </style:style>
    <style:style style:name="P2" style:family="paragraph" style:parent-style-name="Horizontal_20_Line">
      <style:paragraph-properties fo:line-height="150%"/>
      <style:text-properties style:font-name="B Nazanin" fo:font-size="12pt" style:font-size-asian="12pt" style:font-name-complex="B Nazanin" style:font-size-complex="12pt"/>
    </style:style>
    <style:style style:name="P3" style:family="paragraph" style:parent-style-name="Standard">
      <style:paragraph-properties fo:line-height="100%" fo:text-align="end" style:justify-single-word="false" style:writing-mode="rl-tb"/>
      <style:text-properties fo:font-variant="normal" fo:text-transform="none" style:text-position="0% 100%" style:font-name="IRANSansWeb Light" fo:font-size="10.5pt" fo:letter-spacing="normal" fo:font-style="normal" fo:font-weight="normal" officeooo:rsid="000b2a89" officeooo:paragraph-rsid="000b2a89" style:font-size-asian="10.5pt" style:font-name-complex="IRANSansWeb Light" style:font-size-complex="10.5pt"/>
    </style:style>
    <style:style style:name="P4" style:family="paragraph" style:parent-style-name="Standard">
      <style:paragraph-properties fo:line-height="100%" fo:text-align="end" style:justify-single-word="false" style:writing-mode="rl-tb"/>
      <style:text-properties fo:font-variant="normal" fo:text-transform="none" style:text-position="0% 100%" style:font-name="IRANSansWeb Light" fo:font-size="10.5pt" fo:letter-spacing="normal" fo:font-style="normal" fo:font-weight="normal" officeooo:rsid="000b2a89" officeooo:paragraph-rsid="000eb8ca" style:font-size-asian="10.5pt" style:font-name-complex="IRANSansWeb Light" style:font-size-complex="10.5pt"/>
    </style:style>
    <style:style style:name="P5" style:family="paragraph" style:parent-style-name="Standard">
      <style:paragraph-properties fo:line-height="100%" fo:text-align="end" style:justify-single-word="false" style:writing-mode="rl-tb"/>
      <style:text-properties fo:font-variant="normal" fo:text-transform="none" style:text-position="0% 100%" style:font-name="IRANSansWeb Light" fo:font-size="10.5pt" fo:letter-spacing="normal" fo:font-style="normal" fo:font-weight="normal" officeooo:rsid="000b2a89" officeooo:paragraph-rsid="001473a1" style:font-size-asian="10.5pt" style:font-name-complex="IRANSansWeb Light" style:font-size-complex="10.5pt"/>
    </style:style>
    <style:style style:name="P6" style:family="paragraph" style:parent-style-name="Standard">
      <style:paragraph-properties fo:line-height="100%" fo:text-align="end" style:justify-single-word="false" style:writing-mode="rl-tb"/>
      <style:text-properties fo:font-variant="normal" fo:text-transform="none" style:text-position="0% 100%" style:font-name="IRANSansWeb Light" fo:font-size="10.5pt" fo:letter-spacing="normal" fo:font-style="normal" fo:font-weight="normal" officeooo:rsid="000b2a89" officeooo:paragraph-rsid="0015fa2d" style:font-size-asian="10.5pt" style:font-name-complex="IRANSansWeb Light" style:font-size-complex="10.5pt"/>
    </style:style>
    <style:style style:name="P7" style:family="paragraph" style:parent-style-name="Standard">
      <style:paragraph-properties fo:line-height="100%" fo:text-align="end" style:justify-single-word="false" style:writing-mode="rl-tb"/>
      <style:text-properties fo:font-variant="normal" fo:text-transform="none" style:text-position="0% 100%" style:font-name="IRANSansWeb Light" fo:font-size="10.5pt" fo:letter-spacing="normal" fo:font-style="normal" fo:font-weight="normal" officeooo:rsid="000dabe7" officeooo:paragraph-rsid="000dabe7" style:font-size-asian="10.5pt" style:font-name-complex="IRANSansWeb Light" style:font-size-complex="10.5pt"/>
    </style:style>
    <style:style style:name="P8" style:family="paragraph" style:parent-style-name="Standard">
      <style:paragraph-properties fo:line-height="100%" fo:text-align="end" style:justify-single-word="false" style:writing-mode="rl-tb"/>
      <style:text-properties fo:font-variant="normal" fo:text-transform="none" style:text-position="0% 100%" style:font-name="IRANSansWeb Light" fo:font-size="10.5pt" fo:letter-spacing="normal" fo:font-style="normal" fo:font-weight="normal" officeooo:rsid="000eb8ca" officeooo:paragraph-rsid="000eb8ca" style:font-size-asian="10.5pt" style:font-name-complex="IRANSansWeb Light" style:font-size-complex="10.5pt"/>
    </style:style>
    <style:style style:name="P9" style:family="paragraph" style:parent-style-name="Standard">
      <style:paragraph-properties fo:line-height="100%" fo:text-align="end" style:justify-single-word="false" style:writing-mode="rl-tb"/>
      <style:text-properties fo:font-variant="normal" fo:text-transform="none" style:text-position="0% 100%" style:font-name="IRANSansWeb Light" fo:font-size="10.5pt" fo:letter-spacing="normal" fo:font-style="normal" fo:font-weight="normal" officeooo:rsid="0012d22c" officeooo:paragraph-rsid="0012d22c" style:font-size-asian="10.5pt" style:font-name-complex="IRANSansWeb Light" style:font-size-complex="10.5pt"/>
    </style:style>
    <style:style style:name="P10" style:family="paragraph" style:parent-style-name="Standard">
      <style:paragraph-properties fo:line-height="100%" fo:text-align="end" style:justify-single-word="false" style:writing-mode="rl-tb"/>
      <style:text-properties fo:font-variant="normal" fo:text-transform="none" style:text-position="0% 100%" style:font-name="IRANSansWeb Light" fo:font-size="10.5pt" fo:letter-spacing="normal" fo:font-style="normal" fo:font-weight="normal" officeooo:rsid="0015fa2d" officeooo:paragraph-rsid="0015fa2d" style:font-size-asian="10.5pt" style:font-name-complex="IRANSansWeb Light" style:font-size-complex="10.5pt"/>
    </style:style>
    <style:style style:name="P11" style:family="paragraph" style:parent-style-name="Standard">
      <style:paragraph-properties fo:line-height="100%" fo:text-align="end" style:justify-single-word="false" style:writing-mode="rl-tb"/>
      <style:text-properties fo:font-variant="normal" fo:text-transform="none" style:text-position="0% 100%" style:font-name="IRANSansWeb Light" fo:font-size="10.5pt" fo:letter-spacing="normal" fo:font-style="normal" fo:font-weight="normal" officeooo:rsid="0019e7f1" officeooo:paragraph-rsid="0019e7f1" style:font-size-asian="10.5pt" style:font-name-complex="IRANSansWeb Light" style:font-size-complex="10.5pt"/>
    </style:style>
    <style:style style:name="T1" style:family="text">
      <style:text-properties officeooo:rsid="000ae54b"/>
    </style:style>
    <style:style style:name="T2" style:family="text">
      <style:text-properties officeooo:rsid="000cd2e6"/>
    </style:style>
    <style:style style:name="T3" style:family="text">
      <style:text-properties officeooo:rsid="000eb8ca"/>
    </style:style>
    <style:style style:name="T4" style:family="text">
      <style:text-properties officeooo:rsid="001473a1"/>
    </style:style>
    <style:style style:name="T5" style:family="text">
      <style:text-properties officeooo:rsid="0019b1e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دانشگاه صنعتی اصفهان، دانشکده برق و کامپیوتر</text:p>
      <text:p text:style-name="P1">طراحی الگوریتم ها – تکلیف سری <text:span text:style-name="T1">اول گراف – پاسخ نامه</text:span></text:p>
      <text:p text:style-name="P2"/>
      <text:p text:style-name="P3">1. با توجه به مدل حرکت شخص در صفحه ی شطرنجی که در اختیار قرار گرفته، میتوان گفت که شخص از هر خانه نهایتاً میتواند 8 خانه ی دیگر را بازدید کند. بنابراین با یک درخت که دارای branching factor نهایتاً 8 است مواجه هستیم. ریشه ی این درخت خانه ی 0,0 است و اگر از خانه ی a به خانه ی b بتواند با یک حرکت برود، خانه ی a یک پدر برای خانه ی b خواهد بود. با توجه به اینکه یک سری از خانه‌ها ممکن است توسط آب پر شده باشد یا … در بیشتر اوقات مقدار branch ما کمتر از 8 است. <text:span text:style-name="T2">(برای مثال وقتی که m یا n برابر 0 باشد یا m = n باشد تعداد branching ما کمتر میشود)</text:span></text:p>
      <text:p text:style-name="P3">اگر شخص از خانه ی a بتواند خانه ی b را بازدید کند، پس از خانه ی b نیز میتواند خانه ی a را بازدید کند.</text:p>
      <text:p text:style-name="P3">پس اگر شخص در خانه ی a باشد و خانه ی b یک خانه ی مجاز باشد که بتواند با یک حرکت به آن برود، کافی است مقدار نظیر خانه ی b را یکی اضافه کنیم.</text:p>
      <text:p text:style-name="P3">و نهایتاً مقادیر نظیر خانه‌ها را میشماریم. تعدادی از آن‌ها زوج خواهد بود و تعدادی از آن‌ها فرد خواهد بود. نهایتاً تعداد زوج ها و تعداد فرد ها را میشماریم.</text:p>
      <text:p text:style-name="P3">دقت کنید یک سری از خانه‌ها visit نمیشود و مقدار visited آن‌ها برابر false خواهد بود. این خانه‌ها را نه جزو زوج و نه جزو فرد به حساب نباید بیاوریم.</text:p>
      <text:p text:style-name="P3"/>
      <text:p text:style-name="P3">کد مربوط به این سؤال همراه این پاسخ نامه پیوست شده است و بهتر است به آن هم نگاهی بیندازید.</text:p>
      <text:p text:style-name="P3"/>
      <text:p text:style-name="P3"/>
      <text:p text:style-name="P7">2. <text:span text:style-name="T3">با کمی دقت به صورت سؤال میتوان دریافت که گرافی که این سؤال تشکیل میدهد شامل دور هایی جهت دار است و یک یکسری راس و درخت دیگر که به این دور ها متصل است. بنابراین با یک پیمایش ساده میتوان طول عمیق‌ترین برگ را به دست آورد. بدین صورت که پیمایش را از یک راس i شروع کرده و به صورت dfs ادامه میدهیم و با دیدن هر راس جدید، مقدار m که نشان دهنده ی طول کنونی است را افزایش میدهیم تا نهایتاً به یک راس visited شده برسیم(دور) در این حالت میدانیم با شروع از راس i میتوانیم به حداکثر عمق m برسیم. این کار را برای تمام راس هایی که تا الان ندیده‌ایم تکرار میکنیم و نهایتاً بزرگترین m را چاپ میکنیم.</text:span></text:p>
      <text:p text:style-name="P9">تنها باید دقت کنید که یک مسیر را چند بار پیمایش نکنید تا دچار Time Limit نشید</text:p>
      <text:p text:style-name="P4"/>
      <text:p text:style-name="P4">کد مربوط به این سؤال همراه این پاسخ نامه پیوست شده است و بهتر است به آن هم نگاهی بیندازید.</text:p>
      <text:p text:style-name="P4"/>
      <text:p text:style-name="P8">3. <text:span text:style-name="T4">این سؤال با استفاده از Topological Sort میتوان حل کرد. در‌واقع ما باید تعداد راس هایی را بشماریم که در گراف جهت دار ما به شکل یک root عمل میکنند و در Topological Sort ما دارای اولویت بالاتری هستند.</text:span></text:p>
      <text:p text:style-name="P8"/>
      <text:p text:style-name="P5">کد مربوط به این سؤال همراه این پاسخ نامه پیوست شده است و بهتر است به آن هم نگاهی بیندازید.</text:p>
      <text:p text:style-name="P5"/>
      <text:p text:style-name="P10">4. این مسئله، مسأله ی گراف دو بخشی است.</text:p>
      <text:p text:style-name="P10">گرافی دوبخشی است که بتوان راس های آن را به دو گروه a و b تقسیم کرد به شکلی که هیچ یالی از عناصر a به عناصر دیگر داخل a وجود نداشته باشد ( یال های عناصر داخل گروه a تنها به عناصر داخل گروه b متصل اند) و همین قانون برای عناصر گروه b نیز صادق باشد.</text:p>
      <text:p text:style-name="P10"><text:soft-page-break/>برای بررسی دوبخشی بودن یک گراف کافی است یک dfs <text:span text:style-name="T5">(یا bfs) </text:span>بزنیم و اگر راس فعلی در گروه a بود، راس هایی که این این راس والد آن است را در گروه b قرار دهیم. حال اگر به یک راس رسیدیم که قبلاً visited بود (یک دور) چک میکنیم که راس فعلی که والد است و راس فرزند که قبلاً visited شده است در دو گروه مجزا باشند.</text:p>
      <text:p text:style-name="P10">اگر این شرط رخ نداد گراف دوبخشی نیست.</text:p>
      <text:p text:style-name="P10"/>
      <text:p text:style-name="P6">کد مربوط به این سؤال همراه این پاسخ نامه پیوست شده است و بهتر است به آن هم نگاهی بیندازید.</text:p>
      <text:p text:style-name="P6"/>
      <text:p text:style-name="P11">نهایتاً چند نکته در پیاده‌سازی ها لازم بود بگم ::</text:p>
      <text:p text:style-name="P11"/>
      <text:p text:style-name="P11">1. برای گراف های بزرگ گاهی اوقات استفاده از ماتریس مجاورت باعث memory limit می‌شود و بهتر است از لیست مجاورت استفاده شود.</text:p>
      <text:p text:style-name="P11"/>
      <text:p text:style-name="P11">2. برای تابع های بازگشتی خود گراف را هیچ موقع به تابع به عنوان آرگومان ندهید و بهتر است از گراف به شکل reference و یا به صورت global استفاده کنید وگرنه برای گراف های بزرگ دچار memory limit خواهید شد.</text:p>
      <text:p text:style-name="P11"/>
      <text:p text:style-name="P11">3. در نوشتن توابع bfs و dfs دقت کنید که دچار حلقه نشوید.</text:p>
      <text:p text:style-name="P11"/>
      <text:p text:style-name="P1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ahoma1" svg:font-family="Tahoma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IRANSansWeb Light" svg:font-family="'IRANSansWeb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6T20:33:24.888964677</meta:creation-date>
    <dc:date>2019-05-17T10:28:17.858422101</dc:date>
    <meta:editing-duration>PT1H23M41S</meta:editing-duration>
    <meta:editing-cycles>14</meta:editing-cycles>
    <meta:generator>LibreOffice/6.0.7.3$Linux_X86_64 LibreOffice_project/00m0$Build-3</meta:generator>
    <meta:document-statistic meta:table-count="0" meta:image-count="0" meta:object-count="0" meta:page-count="2" meta:paragraph-count="22" meta:word-count="759" meta:character-count="3420" meta:non-whitespace-character-count="2681"/>
  </office:meta>
</office:document-meta>
</file>